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4.392cm"/>
    </style:style>
    <style:style style:name="co33" style:family="table-column">
      <style:table-column-properties fo:break-before="auto" style:column-width="1.614cm"/>
    </style:style>
    <style:style style:name="co34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115" style:family="table-cell" style:parent-style-name="Default" style:data-style-name="N10153">
      <style:table-cell-properties fo:background-color="#ffff00"/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121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2650" calcext:value-type="float">
            <text:p>12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2650" calcext:value-type="float">
            <text:p>12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2650" calcext:value-type="float">
            <text:p>12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2650" calcext:value-type="float">
            <text:p>12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2650" calcext:value-type="float">
            <text:p>12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9550" calcext:value-type="float">
            <text:p>9.550,00</text:p>
          </table:table-cell>
          <table:table-cell table:formula="of:=[.E22]" office:value-type="float" office:value="12650" calcext:value-type="float">
            <text:p>12.6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9550" calcext:value-type="float">
            <text:p>9.5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7" office:value-type="string" calcext:value-type="string">
            <text:p>HACI ALACAK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TL – usd</text:p>
          </table:table-cell>
          <table:table-cell table:style-name="ce47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7" office:value-type="string" calcext:value-type="string">
            <text:p>TL</text:p>
          </table:table-cell>
          <table:table-cell table:style-name="ce47"/>
          <table:table-cell table:style-name="ce47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float" office:value="250314.55" calcext:value-type="float">
            <text:p>250.314,5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20985.441431196" calcext:value-type="float">
            <text:p>120.985,4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7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67" table:formula="of:=[.F29]+[.F33]" office:value-type="float" office:value="110271.15571691" calcext:value-type="float">
            <text:p>110.271,16</text:p>
          </table:table-cell>
          <table:table-cell table:style-name="ce47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7"/>
          <table:table-cell table:style-name="ce47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7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7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47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7" table:number-columns-repeated="3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/>
          <table:table-cell table:style-name="ce184"/>
          <table:table-cell table:style-name="ce18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number-columns-repeated="3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1" table:number-columns-repeated="2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74" office:value-type="float" office:value="87502" calcext:value-type="float">
            <text:p>87.502,00</text:p>
          </table:table-cell>
          <table:table-cell office:value-type="float" office:value="1.38" calcext:value-type="float">
            <text:p>1,38</text:p>
          </table:table-cell>
          <table:table-cell table:formula="of:=[.D2]/[.E2]" office:value-type="currency" office:currency="USD" office:value="63407.2463768116" calcext:value-type="currency">
            <text:p>$63.407,25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float" office:value="141563.55" calcext:value-type="float">
            <text:p>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float" office:value="131356.55" calcext:value-type="float">
            <text:p>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80" table:formula="of:=SUM([.F2:.F4])" office:value-type="currency" office:currency="USD" office:value="140286.147785262" calcext:value-type="currency">
            <text:p>$140.286,15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float" office:value="50000" calcext:value-type="float">
            <text:p>50.000,00</text:p>
          </table:table-cell>
          <table:table-cell office:value-type="float" office:value="1.2" calcext:value-type="float">
            <text:p>1,20</text:p>
          </table:table-cell>
          <table:table-cell table:formula="of:=[.D6]/[.E6]" office:value-type="currency" office:currency="USD" office:value="41666.6666666667" calcext:value-type="currency">
            <text:p>$41.666,67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float" office:value="272920.1" calcext:value-type="float">
            <text:p>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80" table:formula="of:=SUM([.F6:.F8])" office:value-type="currency" office:currency="USD" office:value="118545.568075117" calcext:value-type="currency">
            <text:p>$118.545,57</text:p>
          </table:table-cell>
        </table:table-row>
        <table:table-row table:style-name="ro1">
          <table:table-cell table:style-name="Default" table:number-columns-repeated="6"/>
          <table:table-cell table:style-name="ce80" table:formula="of:=[.G4]-[.G7]" office:value-type="currency" office:currency="USD" office:value="21740.5797101449" calcext:value-type="currency">
            <text:p>$21.740,58</text:p>
          </table:table-cell>
        </table:table-row>
        <table:table-row table:style-name="ro1">
          <table:table-cell table:style-name="ce82"/>
          <table:table-cell table:style-name="ce89" office:value-type="string" calcext:value-type="string">
            <text:p>İnşaat HESABI </text:p>
          </table:table-cell>
          <table:table-cell table:style-name="ce92" table:number-columns-repeated="3"/>
          <table:table-cell table:style-name="ce99"/>
          <table:table-cell/>
        </table:table-row>
        <table:table-row table:style-name="ro1">
          <table:table-cell table:style-name="ce85" office:value-type="string" calcext:value-type="string">
            <text:p>Nazan</text:p>
          </table:table-cell>
          <table:table-cell table:style-name="ce75" office:value-type="string" calcext:value-type="string">
            <text:p>Daire ½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85" office:value-type="string" calcext:value-type="string">
            <text:p>Hacı</text:p>
          </table:table-cell>
          <table:table-cell table:style-name="ce75" office:value-type="string" calcext:value-type="string">
            <text:p>Dükkan ½</text:p>
          </table:table-cell>
          <table:table-cell/>
          <table:table-cell table:style-name="ce77" office:value-type="float" office:value="15000" calcext:value-type="float">
            <text:p>15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86"/>
          <table:table-cell table:style-name="ce91" office:value-type="string" calcext:value-type="string">
            <text:p>İnşaat hesabından hacının alacağı</text:p>
          </table:table-cell>
          <table:table-cell table:style-name="ce91" table:number-columns-repeated="3"/>
          <table:table-cell table:style-name="ce10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21,090.,52 / 2</text:p>
          </table:table-cell>
          <table:table-cell table:style-name="Default" table:number-columns-repeated="3"/>
          <table:table-cell table:style-name="ce81" table:formula="of:=[.G8]/2*-1" office:value-type="currency" office:currency="USD" office:value="-10870.2898550725" calcext:value-type="currency">
            <text:p>-$10.870,29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nazanın hacıya TOPLAM borcu</text:p>
          </table:table-cell>
          <table:table-cell table:style-name="ce93" table:formula="of:=[.F12]+[.F13]" office:value-type="currency" office:currency="USD" office:value="6986.8530020704" calcext:value-type="currency">
            <text:p>$6.986,85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115" table:formula="of:=[.F14]+[.F3]+[.F2]" office:value-type="currency" office:currency="USD" office:value="110271.15571691" calcext:value-type="currency">
            <text:p>110.271,16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.575012077860068" calcext:value-type="percentage">
            <text:p>%57,50</text:p>
          </table:table-cell>
          <table:table-cell/>
        </table:table-row>
      </table:table>
      <table:table table:name="NAZAN2022" table:style-name="ta3">
        <table:table-column table:style-name="co31" table:default-cell-style-name="ce120"/>
        <table:table-column table:style-name="co32" table:default-cell-style-name="ce121"/>
        <table:table-column table:style-name="co1" table:number-columns-repeated="2" table:default-cell-style-name="ce80"/>
        <table:table-column table:style-name="co33" table:default-cell-style-name="ce129"/>
        <table:table-column table:style-name="co34" table:default-cell-style-name="ce121"/>
        <table:table-column table:style-name="co1" table:number-columns-repeated="2" table:default-cell-style-name="ce80"/>
        <table:table-column table:style-name="co33" table:default-cell-style-name="ce129"/>
        <table:table-column table:style-name="co1" table:default-cell-style-name="ce121"/>
        <table:table-row table:style-name="ro1">
          <table:table-cell table:number-columns-repeated="3"/>
          <table:table-cell table:style-name="ce126" office:value-type="string" calcext:value-type="string">
            <text:p>HACI</text:p>
          </table:table-cell>
          <table:table-cell table:style-name="ce128"/>
          <table:table-cell table:style-name="ce122"/>
          <table:table-cell table:style-name="ce126"/>
          <table:table-cell table:style-name="ce12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/>
          <table:table-cell table:style-name="ce122" office:value-type="string" calcext:value-type="string">
            <text:p>Tutar</text:p>
          </table:table-cell>
          <table:table-cell table:style-name="ce126"/>
          <table:table-cell table:style-name="ce126" office:value-type="string" calcext:value-type="string">
            <text:p>Bakiye</text:p>
          </table:table-cell>
          <table:table-cell table:style-name="ce128"/>
          <table:table-cell table:style-name="ce122"/>
          <table:table-cell table:style-name="ce126"/>
          <table:table-cell table:style-name="ce12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.B4]/[.B4]" office:value-type="percentage" office:value="1" calcext:value-type="percentage">
            <text:p>%100,00</text:p>
          </table:table-cell>
          <table:table-cell table:style-name="ce124"/>
          <table:table-cell/>
          <table:table-cell table:style-name="ce123"/>
          <table:table-cell table:style-name="ce74"/>
          <table:table-cell table:style-name="ce124"/>
          <table:table-cell table:number-columns-repeated="3"/>
        </table:table-row>
        <table:table-row table:style-name="ro1">
          <table:table-cell/>
          <table:table-cell table:style-name="ce124" office:value-type="currency" office:currency="USD" office:value="450000" calcext:value-type="currency">
            <text:p>$450.000,00</text:p>
          </table:table-cell>
          <table:table-cell table:style-name="ce124"/>
          <table:table-cell table:style-name="ce124" table:formula="of:=[.B4]/2" office:value-type="currency" office:currency="USD" office:value="225000" calcext:value-type="currency">
            <text:p>$225.000,00</text:p>
          </table:table-cell>
          <table:table-cell table:style-name="ce123" table:formula="of:=[.D4]/[.B4]" office:value-type="percentage" office:value="0.5" calcext:value-type="percentage">
            <text:p>%50,00</text:p>
          </table:table-cell>
          <table:table-cell table:style-name="ce74"/>
          <table:table-cell table:style-name="ce124"/>
          <table:table-cell table:style-name="ce124" table:formula="of:=[.B4]/2" office:value-type="currency" office:currency="USD" office:value="225000" calcext:value-type="currency">
            <text:p>$225.000,00</text:p>
          </table:table-cell>
          <table:table-cell table:style-name="ce123" table:formula="of:=[.H4]/[.B4]" office:value-type="percentage" office:value="0.5" calcext:value-type="percentage">
            <text:p>%50,00</text:p>
          </table:table-cell>
          <table:table-cell/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table:style-name="ce74" office:value-type="string" calcext:value-type="string">
            <text:p>Toplu Hesap</text:p>
          </table:table-cell>
          <table:table-cell table:style-name="ce127" table:formula="of:=[$'Dgs Nzn Hsp'.F35]" office:value-type="currency" office:currency="USD" office:value="110271.15571691" calcext:value-type="currency">
            <text:p>$110.271,16</text:p>
          </table:table-cell>
          <table:table-cell table:style-name="ce126" table:formula="of:=[.D4]+[.C5]" office:value-type="currency" office:currency="USD" office:value="335271.15571691" calcext:value-type="currency">
            <text:p>$335.271,16</text:p>
          </table:table-cell>
          <table:table-cell table:style-name="ce123" table:formula="of:=[.D5]/[.$B$4]" office:value-type="percentage" office:value="0.745047012704245" calcext:value-type="percentage">
            <text:p>%74,50</text:p>
          </table:table-cell>
          <table:table-cell table:style-name="ce74"/>
          <table:table-cell table:style-name="ce126" table:formula="of:=[.C5]*-1" office:value-type="currency" office:currency="USD" office:value="-110271.15571691" calcext:value-type="currency">
            <text:p>-$110.271,16</text:p>
          </table:table-cell>
          <table:table-cell table:style-name="ce126" table:formula="of:=[.H4]+[.G5]" office:value-type="currency" office:currency="USD" office:value="114728.84428309" calcext:value-type="currency">
            <text:p>$114.728,84</text:p>
          </table:table-cell>
          <table:table-cell table:style-name="ce123" table:formula="of:=[.H5]/[.$B$4]" office:value-type="percentage" office:value="0.254952987295755" calcext:value-type="percentage">
            <text:p>%25,50</text:p>
          </table:table-cell>
          <table:table-cell/>
        </table:table-row>
        <table:table-row table:style-name="ro1">
          <table:table-cell office:value-type="date" office:date-value="2020-12-31" calcext:value-type="date">
            <text:p>31.12.20</text:p>
          </table:table-cell>
          <table:table-cell office:value-type="string" calcext:value-type="string">
            <text:p>GELİR-GİDER TOPLAMI</text:p>
          </table:table-cell>
          <table:table-cell table:style-name="ce81" office:value-type="currency" office:currency="USD" office:value="5083.07" calcext:value-type="currency">
            <text:p>$5.083,07</text:p>
          </table:table-cell>
          <table:table-cell table:style-name="ce126" table:formula="of:=[.D5]+[.C6]" office:value-type="currency" office:currency="USD" office:value="340354.22571691" calcext:value-type="currency">
            <text:p>$340.354,23</text:p>
          </table:table-cell>
          <table:table-cell table:style-name="ce123" table:formula="of:=[.D6]/[.$B$4]" office:value-type="percentage" office:value="0.756342723815356" calcext:value-type="percentage">
            <text:p>%75,63</text:p>
          </table:table-cell>
          <table:table-cell table:style-name="ce125"/>
          <table:table-cell office:value-type="currency" office:currency="USD" office:value="-5083.07" calcext:value-type="currency">
            <text:p>-$5.083,07</text:p>
          </table:table-cell>
          <table:table-cell table:style-name="ce126" table:formula="of:=[.H5]+[.G6]" office:value-type="currency" office:currency="USD" office:value="109645.77428309" calcext:value-type="currency">
            <text:p>$109.645,77</text:p>
          </table:table-cell>
          <table:table-cell table:style-name="ce123" table:formula="of:=[.H6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1-12-31" calcext:value-type="date">
            <text:p>31.12.21</text:p>
          </table:table-cell>
          <table:table-cell table:number-columns-repeated="2"/>
          <table:table-cell table:style-name="ce126" table:formula="of:=[.D6]+[.C7]" office:value-type="currency" office:currency="USD" office:value="340354.22571691" calcext:value-type="currency">
            <text:p>$340.354,23</text:p>
          </table:table-cell>
          <table:table-cell table:style-name="ce123" table:formula="of:=[.D7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6]+[.G7]" office:value-type="currency" office:currency="USD" office:value="109645.77428309" calcext:value-type="currency">
            <text:p>$109.645,77</text:p>
          </table:table-cell>
          <table:table-cell table:style-name="ce123" table:formula="of:=[.H7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2-12-31" calcext:value-type="date">
            <text:p>31.12.22</text:p>
          </table:table-cell>
          <table:table-cell table:number-columns-repeated="2"/>
          <table:table-cell table:style-name="ce126" table:formula="of:=[.D7]+[.C8]" office:value-type="currency" office:currency="USD" office:value="340354.22571691" calcext:value-type="currency">
            <text:p>$340.354,23</text:p>
          </table:table-cell>
          <table:table-cell table:style-name="ce123" table:formula="of:=[.D8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7]+[.G8]" office:value-type="currency" office:currency="USD" office:value="109645.77428309" calcext:value-type="currency">
            <text:p>$109.645,77</text:p>
          </table:table-cell>
          <table:table-cell table:style-name="ce123" table:formula="of:=[.H8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3-12-31" calcext:value-type="date">
            <text:p>31.12.23</text:p>
          </table:table-cell>
          <table:table-cell table:number-columns-repeated="2"/>
          <table:table-cell table:style-name="ce126" table:formula="of:=[.D8]+[.C9]" office:value-type="currency" office:currency="USD" office:value="340354.22571691" calcext:value-type="currency">
            <text:p>$340.354,23</text:p>
          </table:table-cell>
          <table:table-cell table:style-name="ce123" table:formula="of:=[.D9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8]+[.G9]" office:value-type="currency" office:currency="USD" office:value="109645.77428309" calcext:value-type="currency">
            <text:p>$109.645,77</text:p>
          </table:table-cell>
          <table:table-cell table:style-name="ce123" table:formula="of:=[.H9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4-12-31" calcext:value-type="date">
            <text:p>31.12.24</text:p>
          </table:table-cell>
          <table:table-cell table:number-columns-repeated="2"/>
          <table:table-cell table:style-name="ce126" table:formula="of:=[.D9]+[.C10]" office:value-type="currency" office:currency="USD" office:value="340354.22571691" calcext:value-type="currency">
            <text:p>$340.354,23</text:p>
          </table:table-cell>
          <table:table-cell table:style-name="ce123" table:formula="of:=[.D10]/[.$B$4]" office:value-type="percentage" office:value="0.756342723815356" calcext:value-type="percentage">
            <text:p>%75,63</text:p>
          </table:table-cell>
          <table:table-cell table:style-name="ce130"/>
          <table:table-cell table:style-name="ce131"/>
          <table:table-cell table:style-name="ce126" table:formula="of:=[.H9]+[.G10]" office:value-type="currency" office:currency="USD" office:value="109645.77428309" calcext:value-type="currency">
            <text:p>$109.645,77</text:p>
          </table:table-cell>
          <table:table-cell table:style-name="ce123" table:formula="of:=[.H10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5-12-31" calcext:value-type="date">
            <text:p>31.12.25</text:p>
          </table:table-cell>
          <table:table-cell table:number-columns-repeated="2"/>
          <table:table-cell table:style-name="ce126" table:formula="of:=[.D10]+[.C11]" office:value-type="currency" office:currency="USD" office:value="340354.22571691" calcext:value-type="currency">
            <text:p>$340.354,23</text:p>
          </table:table-cell>
          <table:table-cell table:style-name="ce123" table:formula="of:=[.D11]/[.$B$4]" office:value-type="percentage" office:value="0.756342723815356" calcext:value-type="percentage">
            <text:p>%75,63</text:p>
          </table:table-cell>
          <table:table-cell table:style-name="ce74"/>
          <table:table-cell table:style-name="ce124"/>
          <table:table-cell table:style-name="ce126" table:formula="of:=[.H10]+[.G11]" office:value-type="currency" office:currency="USD" office:value="109645.77428309" calcext:value-type="currency">
            <text:p>$109.645,77</text:p>
          </table:table-cell>
          <table:table-cell table:style-name="ce123" table:formula="of:=[.H11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/>
          <table:table-cell table:style-name="ce125"/>
          <table:table-cell table:style-name="ce127"/>
          <table:table-cell table:style-name="ce126" table:formula="of:=[.D11]+[.C12]" office:value-type="currency" office:currency="USD" office:value="340354.22571691" calcext:value-type="currency">
            <text:p>$340.354,23</text:p>
          </table:table-cell>
          <table:table-cell table:style-name="ce123" table:formula="of:=[.D12]/[.$B$4]" office:value-type="percentage" office:value="0.756342723815356" calcext:value-type="percentage">
            <text:p>%75,63</text:p>
          </table:table-cell>
          <table:table-cell table:style-name="ce125"/>
          <table:table-cell table:style-name="ce127"/>
          <table:table-cell table:style-name="ce126" table:formula="of:=[.H11]+[.G12]" office:value-type="currency" office:currency="USD" office:value="109645.77428309" calcext:value-type="currency">
            <text:p>$109.645,77</text:p>
          </table:table-cell>
          <table:table-cell table:style-name="ce123" table:formula="of:=[.H12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2]+[.G13]" office:value-type="currency" office:currency="USD" office:value="109645.77428309" calcext:value-type="currency">
            <text:p>$109.645,77</text:p>
          </table:table-cell>
          <table:table-cell table:style-name="ce123" table:formula="of:=[.H13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3]+[.G14]" office:value-type="currency" office:currency="USD" office:value="109645.77428309" calcext:value-type="currency">
            <text:p>$109.645,77</text:p>
          </table:table-cell>
          <table:table-cell table:style-name="ce123" table:formula="of:=[.H14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4]+[.G15]" office:value-type="currency" office:currency="USD" office:value="109645.77428309" calcext:value-type="currency">
            <text:p>$109.645,77</text:p>
          </table:table-cell>
          <table:table-cell table:style-name="ce123" table:formula="of:=[.H15]/[.$B$4]" office:value-type="percentage" office:value="0.243657276184644" calcext:value-type="percentage">
            <text:p>%24,37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3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10:16:13.547442448</dc:date>
    <meta:editing-duration>P4DT11H15M52S</meta:editing-duration>
    <meta:editing-cycles>188</meta:editing-cycles>
    <meta:generator>LibreOffice/7.2.7.2$Linux_X86_64 LibreOffice_project/20$Build-2</meta:generator>
    <meta:document-statistic meta:table-count="6" meta:cell-count="445" meta:object-count="0"/>
  </office:meta>
</office:document-meta>
</file>